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333333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1023" table:default-cell-style-name="ce7"/>
        <table:table-row table:style-name="ro1">
          <table:table-cell table:style-name="ce1" office:value-type="string" calcext:value-type="string">
            <text:p>Cronograma de actividades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De acuerdo con las etapas que se deben llevar a cabo para la realización del proyecto, se presenta el siguiente cronograma de commits.</text:p>
          </table:table-cell>
          <table:table-cell table:style-name="Default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Commit \ Días</text:p>
          </table:table-cell>
          <table:table-cell table:style-name="ce5" office:value-type="string" calcext:value-type="string">
            <text:p>Sat Dec 3</text:p>
          </table:table-cell>
          <table:table-cell table:style-name="ce5" office:value-type="string" calcext:value-type="string">
            <text:p>Sun Dec 4</text:p>
          </table:table-cell>
          <table:table-cell table:style-name="ce5" office:value-type="string" calcext:value-type="string">
            <text:p>Mon Dec 5</text:p>
          </table:table-cell>
          <table:table-cell table:style-name="ce5" office:value-type="string" calcext:value-type="string">
            <text:p>Tue Dec 6</text:p>
          </table:table-cell>
          <table:table-cell table:style-name="ce5" office:value-type="string" calcext:value-type="string">
            <text:p>Wed Dec 7</text:p>
          </table:table-cell>
          <table:table-cell table:style-name="ce5" office:value-type="string" calcext:value-type="string">
            <text:p>Sat Dec 8</text:p>
          </table:table-cell>
          <table:table-cell table:style-name="ce8" table:number-columns-repeated="1017"/>
        </table:table-row>
        <table:table-row table:style-name="ro1">
          <table:table-cell table:style-name="ce4" office:value-type="string" calcext:value-type="string">
            <text:p>Initial commi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4" office:value-type="string" calcext:value-type="string">
            <text:p>Read keys from .ini file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>
            <text:p>Add machist dictionary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Add readkeys unit tests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Separate app and tests cod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Data belongs to app folder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Write script to automate tests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Read tracks fil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Add filter tracks fil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 local repository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Change to read actual track fil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Remove quotes from tracks fil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style-name="ce4" office:value-type="string" calcext:value-type="string">
            <text:p>Update visualizer to show only the text of the tweet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Add KeyboadInterrupted Exception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Add filter tracks fil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 machist dictionary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Sexist tagger ready to be plugged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 local repository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Update .gitignore file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style-name="ce4" office:value-type="string" calcext:value-type="string">
            <text:p>Bring spaghetti files to use trained taggers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Resolve .gitignore conflict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Make key_reader object oriented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Use more concise names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Pack spaghetti module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Refactor twitter_streaming module to make TwitterMiner class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Reduce console output when keyboard interrupt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Refactor visualizer.py code to make it OO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Add regex to clean tweets in tweet_formatter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Add tests for tweet_formatter.py and make it pass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Test compile_dictionaries from dictionary_tagger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Test tag method in dictionary_tagger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Add 'stop after # tweets retrieved' functionality to listener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Write some docstrings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Add some docstring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Split dictionaries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Changed dictionaries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Repaired tabs inconsistencies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Add some docstring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2">
          <table:table-cell table:style-name="ce4" office:value-type="string" calcext:value-type="string">
            <text:p>Use plac to generate -h menu for analysis.py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Update local repository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Add some docstring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Add a tag counter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Update local repository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2">
          <table:table-cell table:style-name="ce4" office:value-type="string" calcext:value-type="string">
            <text:p>Add a usage prompt to main function with plac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Improve analysis documentation</text:p>
          </table:table-cell>
          <table:table-cell table:number-columns-repeated="4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Review key_reader documentation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Rewrite tag_counter documentation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Update tweet_formatter documentation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Update twitter_miner documentation</text:p>
          </table:table-cell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0:44:03.931097917</meta:creation-date>
    <dc:date>2016-12-08T01:40:22.233097429</dc:date>
    <meta:editing-duration>PT10M31S</meta:editing-duration>
    <meta:editing-cycles>3</meta:editing-cycles>
    <meta:generator>LibreOffice/4.3.3.2$Linux_X86_64 LibreOffice_project/430m0$Build-2</meta:generator>
    <meta:document-statistic meta:table-count="1" meta:cell-count="58" meta:object-count="0"/>
  </office:meta>
</office:document-meta>
</file>